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officeooo:paragraph-rsid="000e3f81"/>
    </style:style>
    <style:style style:name="P5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6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7" style:family="paragraph" style:parent-style-name="Standard">
      <style:text-properties fo:font-size="12pt" fo:language="nl" fo:country="BE" officeooo:rsid="000fb456" officeooo:paragraph-rsid="000fb456" style:font-size-asian="12pt" style:font-size-complex="12pt"/>
    </style:style>
    <style:style style:name="P8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b456" style:font-weight-asian="normal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custom-shape text:anchor-type="paragraph" draw:z-index="2" draw:name="Text Box 2" draw:style-name="gr1" draw:text-style-name="P9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4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4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1</text:span></text:p>
      <text:p text:style-name="P3"/>
      <text:p text:style-name="P2">Gerealiseerd vorige week: </text:p>
      <text:p text:style-name="P3"/>
      <text:p text:style-name="P3"/>
      <text:p text:style-name="P7">– Schrijven aan scriptie</text:p>
      <text:p text:style-name="P7"><text:s/><text:tab/>→ Inhoudstafel</text:p>
      <text:p text:style-name="P7"><text:tab/>→ Inleiding</text:p>
      <text:p text:style-name="P7"><text:tab/>→ Stuk over knx</text:p>
      <text:p text:style-name="P7"/>
      <text:p text:style-name="P7">– Verder debuggen code</text:p>
      <text:p text:style-name="P7"/>
      <text:p text:style-name="P7"><text:tab/>→ Delay tussen aanmaken object en toevoegen groepsadressen lost het <text:tab/>probleem op</text:p>
      <text:p text:style-name="P7"/>
      <text:p text:style-name="P7">– Testen van het geheel in labo domotica</text:p>
      <text:p text:style-name="P7"/>
      <text:p text:style-name="P7"><text:tab/>→ Aansturen van lichten</text:p>
      <text:p text:style-name="P7"><text:tab/>→ Dimmen van licht</text:p>
      <text:p text:style-name="P7"><text:tab/>→ Aansturen van een scene</text:p>
      <text:p text:style-name="P3"/>
      <text:p text:style-name="P3"/>
      <text:p text:style-name="P3"/>
      <text:p text:style-name="P3"/>
      <text:p text:style-name="P6">Doelstellingen voor de volgende week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7</meta:editing-cycles>
    <meta:print-date>2013-04-21T17:44:00</meta:print-date>
    <meta:creation-date>2016-12-21T00:07:00</meta:creation-date>
    <dc:date>2017-03-14T14:03:42.695850786</dc:date>
    <meta:editing-duration>PT22M21S</meta:editing-duration>
    <meta:generator>LibreOffice/5.3.0.3$Linux_X86_64 LibreOffice_project/30m0$Build-3</meta:generator>
    <meta:document-statistic meta:table-count="0" meta:image-count="2" meta:object-count="0" meta:page-count="2" meta:paragraph-count="25" meta:word-count="88" meta:character-count="667" meta:non-whitespace-character-count="581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